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loext:graphic-properties draw:fill="solid" draw:fill-color="#ffffff"/>
      <style:paragraph-properties fo:margin-left="0.6874in" fo:margin-right="0in" fo:margin-top="0in" fo:margin-bottom="0.111in" loext:contextual-spacing="false" fo:line-height="100%" fo:text-align="justify" style:justify-single-word="false" fo:text-indent="0in" style:auto-text-indent="false" fo:background-color="#ffffff"/>
    </style:style>
    <style:style style:name="P2" style:family="paragraph" style:parent-style-name="Standard" style:master-page-name="Standard">
      <loext:graphic-properties draw:fill="solid" draw:fill-color="#ffffff"/>
      <style:paragraph-properties fo:margin-left="0.6874in" fo:margin-right="0in" fo:margin-top="0in" fo:margin-bottom="0.111in" loext:contextual-spacing="false" fo:line-height="100%" fo:text-align="justify" style:justify-single-word="false" fo:text-indent="0in" style:auto-text-indent="false" style:page-number="1" fo:background-color="#ffffff"/>
    </style:style>
    <style:style style:name="P3" style:family="paragraph" style:parent-style-name="Standard">
      <style:paragraph-properties fo:margin-left="0.6874in" fo:margin-right="0in" fo:margin-top="0in" fo:margin-bottom="0in" loext:contextual-spacing="false" fo:line-height="100%" fo:text-align="justify" style:justify-single-word="false" fo:text-indent="0in" style:auto-text-indent="false"/>
    </style:style>
    <style:style style:name="P4" style:family="paragraph" style:parent-style-name="Standard" style:list-style-name="WWNum1">
      <loext:graphic-properties draw:fill="solid" draw:fill-color="#ffffff"/>
      <style:paragraph-properties fo:margin-left="1in" fo:margin-right="0in" fo:margin-top="0in" fo:margin-bottom="0.111in" loext:contextual-spacing="true" fo:line-height="100%" fo:text-align="justify" style:justify-single-word="false" fo:text-indent="-0.25in" style:auto-text-indent="false" fo:background-color="#ffffff"/>
    </style:style>
    <style:style style:name="T1" style:family="text">
      <style:text-properties fo:color="#333333" fo:font-size="10.5pt" style:font-size-asian="10.5pt" style:font-size-complex="10.5pt"/>
    </style:style>
    <style:style style:name="T2" style:family="text">
      <style:text-properties fo:color="#333333" fo:font-size="10.5pt" fo:font-weight="bold" style:font-size-asian="10.5pt" style:font-weight-asian="bold" style:font-size-complex="10.5pt"/>
    </style:style>
    <style:style style:name="T3" style:family="text">
      <style:text-properties fo:color="#333333" fo:font-size="10.5pt" style:text-underline-style="none"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ubject: Invitation for Participating Celebration of “</text:span><text:span text:style-name="T2">Software Freedom Day 2017</text:span><text:span text:style-name="T1">”</text:span></text:p>
      <text:p text:style-name="P1"><text:span text:style-name="T1">"Software Freedom Day (SFD) is a global event which celebrates Free Software. It is an opportunity for communities to share the knowledge and benefits of using collaborative, community made technology. Groups all over the world participate in the event; hundreds have already registered this year, and more than one thousands groups are anticipated to celebrate the day itself. This year SFD occurs on September 16th. I live in Kavre, and will be taking part.<text:line-break/>I believe that education in technology is critically important. Technologies, and particularly computers, are having an enormous impact on students both inside and outside of the classroom. It is important for students to have access to information about how technologies work, and have the freedom to choose and change the software that they use. Free Software gives back to students the ability to study how software works, modify it for their own needs, use it for any purpose that they wish, and share it with others.<text:line-break/>I hope that you agree that Free Software is an important subject for educational Institutions/Organizations to engage with, in order to prepare and equip them for study and workplaces of the future. With this in mind I would be delighted if you would accept my invitation and participate in SFD2017. Event details are mentioned below:</text:span></text:p>
      <text:p text:style-name="P1"><text:span text:style-name="T2">Date:16th August, 2017(Saturday)<text:line-break/>Time: 10:30A.M. to 01:00 P.M.<text:line-break/>Venue: Kathmandu University Premises, Dhulikhel, Kavre</text:span></text:p>
      <text:p text:style-name="P1"><text:span text:style-name="T1">This SFD is remarkably important for people from Kavre because this year we are going to </text:span><text:span text:style-name="T2">Initiate FOSS-KAVRE, </text:span><text:span text:style-name="T1">an Open Source Community which will focus on promoting Open Source Knowledge among people of Kavre. We humbly expect your participation in making this event historically significant. Program is decorated with various other Open Source related activities such as</text:span></text:p>
      <text:list xml:id="list1171865475895444109" text:style-name="WWNum1">
        <text:list-item>
          <text:p text:style-name="P4"><text:span text:style-name="T2">FOSS KA KURA</text:span><text:span text:style-name="T1"> <text:line-break/>Where we talk about Useful/Trending Open Source Tools/Technologies/Philosophies</text:span></text:p>
        </text:list-item>
        <text:list-item>
          <text:p text:style-name="P4"><text:span text:style-name="T2">FOSS MOVIE</text:span><text:span text:style-name="T1"><text:line-break/>Where we will share some stories about FOSS which tries to inspire Open Source Lovers</text:span></text:p>
        </text:list-item>
        <text:list-item>
          <text:p text:style-name="P4"><text:span text:style-name="T2">Open Source Movement</text:span><text:span text:style-name="T1"><text:line-break/>Where we share Information about How Open Source Principle started and what is it’s current status.</text:span></text:p>
        </text:list-item>
        <text:list-item>
          <text:p text:style-name="P4"><text:span text:style-name="T2">OPEN SOURCE and CLOSED SOURCE<text:line-break/></text:span><text:span text:style-name="T1">Where we highlight pros and cons about Open Source and Closed Source Softwares.</text:span></text:p>
        </text:list-item>
      </text:list>
      <text:p text:style-name="P1"><text:span text:style-name="T1">Software Freedom Day is being celebrated here at Kavre for the First time by Kathmandu University Open Source Community. This event won’t be successful without your participation.</text:span></text:p>
      <text:p text:style-name="P1"><text:span text:style-name="T1">Please respond us with the number of participants who will be joining the event such that volunteers can manage the resource accordingly.</text:span></text:p>
      <text:p text:style-name="P1"><text:span text:style-name="T1">Looking forward to your reply,</text:span></text:p>
      <text:p text:style-name="P3"><text:span text:style-name="T1">Thank You.</text:span></text:p>
      <text:p text:style-name="P3"><text:span text:style-name="T1">Sanjog Sigdel</text:span></text:p>
      <text:p text:style-name="P3"><text:span text:style-name="T1">Volunteer, KUOS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425" meta:character-count="2691" meta:non-whitespace-character-count="2283"/>
    <meta:generator>LibreOfficeDev/5.1.0.3$Linux_X86_64 LibreOffice_project/</meta:generator>
  </office:meta>
</office:document-meta>
</file>